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298in"/>
    </style:style>
    <style:style style:name="TableColumn5" style:family="table-column">
      <style:table-column-properties style:column-width="1.7409in"/>
    </style:style>
    <style:style style:name="TableColumn6" style:family="table-column">
      <style:table-column-properties style:column-width="1.2513in"/>
    </style:style>
    <style:style style:name="TableColumn7" style:family="table-column">
      <style:table-column-properties style:column-width="1.6708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olumn72" style:family="table-column">
      <style:table-column-properties style:column-width="1.9027in"/>
    </style:style>
    <style:style style:name="TableColumn73" style:family="table-column">
      <style:table-column-properties style:column-width="1.6041in"/>
    </style:style>
    <style:style style:name="TableColumn74" style:family="table-column">
      <style:table-column-properties style:column-width="1.2in"/>
    </style:style>
    <style:style style:name="TableColumn75" style:family="table-column">
      <style:table-column-properties style:column-width="1.5861in"/>
    </style:style>
    <style:style style:name="Table71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text-align="center"/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fo:font-weight="bold" style:font-weight-asian="bold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</style:style>
    <style:style style:name="T88" style:parent-style-name="Absatz-Standardschriftart" style:family="text"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style:font-name-complex="Calibri" fo:color="#000000"/>
    </style:style>
    <style:style style:name="T100" style:parent-style-name="Absatz-Standardschriftart" style:family="text">
      <style:text-properties style:font-name-complex="Calibri" fo:color="#000000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Dienstleistungsverwaltung<text:s/>- Vorlage</text:p>
      <text:p text:style-name="P2"/>
      <text:p text:style-name="Standard">1. Testnummer: Dienst - &lt;laufende Nummer&gt;</text:p>
      <text:p text:style-name="Standard">2. Datum:<text:s/></text:p>
      <text:p text:style-name="Standard">3. Zu testende Klassen: DLBearbeitenFrame, DLHinzufügenFrame, DLTableModel,<text:s/>DLVerwaltungsFrame <text:s/>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DL anlegen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kein Preis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Preis 0€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DL änder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DL löschen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neu angelegte DL in Kassenframe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Standard"/>
      <text:p text:style-name="Standard">5. Nichtfunktionale Anforderungen: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estfall</text:p>
          </table:table-cell>
          <table:table-cell table:style-name="TableCell79">
            <text:p text:style-name="P80">erfolgreich</text:p>
          </table:table-cell>
          <table:table-cell table:style-name="TableCell81">
            <text:p text:style-name="P82">nicht erfolgreich</text:p>
          </table:table-cell>
          <table:table-cell table:style-name="TableCell83">
            <text:p text:style-name="P84">Anmerkungen</text:p>
          </table:table-cell>
        </table:table-row>
        <table:table-row table:style-name="TableRow85">
          <table:table-cell table:style-name="TableCell86">
            <text:h text:style-name="P87" text:outline-level="3"><text:span text:style-name="T88">Bedienbarkeitsanforderung U-1: Übersichtlich</text:span></text:h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Zuverlässigkeitsanforderung R-2:<text:s/></text:span><text:span text:style-name="T100">Plausibilität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833in" fo:margin-left="0.4722in" fo:text-indent="-0.4722in">
        <style:tab-stops>
          <style:tab-stop style:type="left" style:position="0.4722in"/>
        </style:tab-stops>
      </style:paragraph-properties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29:00Z</meta:creation-date>
    <dc:date>2016-07-08T12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80" meta:character-count="587" meta:row-count="4" meta:non-whitespace-character-count="508"/>
  </office:meta>
</office:document-meta>
</file>